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5.427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Botonera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(ohm)</text:p>
          </table:table-cell>
          <table:table-cell table:style-name="ce4" office:value-type="float" office:value="0.0049" calcext:value-type="float">
            <text:p>0,0049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Variable</text:p>
          </table:table-cell>
        </table:table-row>
        <table:table-row table:style-name="ro2">
          <table:table-cell office:value-type="string" calcext:value-type="string">
            <text:p>center</text:p>
          </table:table-cell>
          <table:table-cell office:value-type="float" office:value="0.85" calcext:value-type="float">
            <text:p>0,85</text:p>
          </table:table-cell>
          <table:table-cell office:value-type="float" office:value="970" calcext:value-type="float">
            <text:p>970</text:p>
          </table:table-cell>
          <table:table-cell table:formula="of:=[.B2]/[.$D$1]" office:value-type="float" office:value="173.469387755102" calcext:value-type="float">
            <text:p>173,46938775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S_ANALOG_VALUE_RESET</text:p>
          </table:table-cell>
        </table:table-row>
        <table:table-row table:style-name="ro2">
          <table:table-cell office:value-type="string" calcext:value-type="string">
            <text:p>left</text:p>
          </table:table-cell>
          <table:table-cell office:value-type="float" office:value="1.69" calcext:value-type="float">
            <text:p>1,69</text:p>
          </table:table-cell>
          <table:table-cell office:value-type="float" office:value="1920" calcext:value-type="float">
            <text:p>1920</text:p>
          </table:table-cell>
          <table:table-cell table:formula="of:=[.B3]/[.$D$1]" office:value-type="float" office:value="344.897959183673" calcext:value-type="float">
            <text:p>344,897959183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S_ANALOG_VALUE_LEFT</text:p>
          </table:table-cell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2.5" calcext:value-type="float">
            <text:p>2,50</text:p>
          </table:table-cell>
          <table:table-cell office:value-type="float" office:value="2860" calcext:value-type="float">
            <text:p>2860</text:p>
          </table:table-cell>
          <table:table-cell table:formula="of:=[.B4]/[.$D$1]" office:value-type="float" office:value="510.204081632653" calcext:value-type="float">
            <text:p>510,204081632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S_ANALOG_VALUE_GO</text:p>
          </table:table-cell>
        </table:table-row>
        <table:table-row table:style-name="ro2">
          <table:table-cell office:value-type="string" calcext:value-type="string">
            <text:p>right</text:p>
          </table:table-cell>
          <table:table-cell office:value-type="float" office:value="3.38" calcext:value-type="float">
            <text:p>3,38</text:p>
          </table:table-cell>
          <table:table-cell office:value-type="float" office:value="3770" calcext:value-type="float">
            <text:p>3770</text:p>
          </table:table-cell>
          <table:table-cell table:formula="of:=[.B5]/[.$D$1]" office:value-type="float" office:value="689.795918367347" calcext:value-type="float">
            <text:p>689,795918367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S_ANALOG_VALUE_DOWN</text:p>
          </table:table-cell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4.24" calcext:value-type="float">
            <text:p>4,24</text:p>
          </table:table-cell>
          <table:table-cell office:value-type="float" office:value="4670" calcext:value-type="float">
            <text:p>4670</text:p>
          </table:table-cell>
          <table:table-cell table:formula="of:=[.B6]/[.$D$1]" office:value-type="float" office:value="865.30612244898" calcext:value-type="float">
            <text:p>865,30612244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S_ANALOG_VALUE_RIGHT</text:p>
          </table:table-cell>
        </table:table-row>
        <table:table-row table:style-name="ro2">
          <table:table-cell office:value-type="string" calcext:value-type="string">
            <text:p>reset</text:p>
          </table:table-cell>
          <table:table-cell office:value-type="float" office:value="5.13" calcext:value-type="float">
            <text:p>5,13</text:p>
          </table:table-cell>
          <table:table-cell office:value-type="float" office:value="5540" calcext:value-type="float">
            <text:p>5540</text:p>
          </table:table-cell>
          <table:table-cell table:formula="of:=[.B7]/[.$D$1]" office:value-type="float" office:value="1046.9387755102" calcext:value-type="float">
            <text:p>1046,938775510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S_ANALOG_VALUE_UP</text:p>
          </table:table-cell>
        </table:table-row>
      </table:table>
      <table:named-expressions/>
      <table:database-ranges>
        <table:database-range table:name="__Anonymous_Sheet_DB__0" table:target-range-address="Botonera.A19:Botonera.B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tin</meta:initial-creator>
    <meta:creation-date>2015-01-05T19:35:15.940604088</meta:creation-date>
    <dc:date>2015-01-05T23:56:47.368563870</dc:date>
    <dc:creator>Jose Martin</dc:creator>
    <meta:editing-duration>PT5M49S</meta:editing-duration>
    <meta:editing-cycles>3</meta:editing-cycles>
    <meta:generator>LibreOffice/4.3.0.4$Linux_X86_64 LibreOffice_project/430m0$Build-4</meta:generator>
    <meta:document-statistic meta:table-count="1" meta:cell-count="42" meta:object-count="0"/>
  </office:meta>
</office:document-meta>
</file>